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Helvetica-Normal" svg:font-family="Helvetica-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5.3125in" style:rel-column-width="50275*"/>
    </style:style>
    <style:style style:name="Table1.B" style:family="table-column">
      <style:table-column-properties style:column-width="1.6125in" style:rel-column-width="15260*"/>
    </style:style>
    <style:style style:name="Table1.A1" style:family="table-cell">
      <style:table-cell-properties style:writing-mode="page"/>
    </style:style>
    <style:style style:name="education" style:family="table">
      <style:table-properties style:width="6.925in" table:align="margins"/>
    </style:style>
    <style:style style:name="education.A" style:family="table-column">
      <style:table-column-properties style:column-width="0.9375in" style:rel-column-width="8872*"/>
    </style:style>
    <style:style style:name="education.B" style:family="table-column">
      <style:table-column-properties style:column-width="3.2521in" style:rel-column-width="30776*"/>
    </style:style>
    <style:style style:name="education.C" style:family="table-column">
      <style:table-column-properties style:column-width="2.7354in" style:rel-column-width="25887*"/>
    </style:style>
    <style:style style:name="education.A1" style:family="table-cell">
      <style:table-cell-properties fo:padding="0in" fo:border="none" style:writing-mode="page"/>
    </style:style>
    <style:style style:name="education.4" style:family="table-row">
      <style:table-row-properties style:min-row-height="0.0958in"/>
    </style:style>
    <style:style style:name="awards" style:family="table">
      <style:table-properties style:width="6.925in" table:align="margins"/>
    </style:style>
    <style:style style:name="awards.A" style:family="table-column">
      <style:table-column-properties style:column-width="0.9375in" style:rel-column-width="8872*"/>
    </style:style>
    <style:style style:name="awards.B" style:family="table-column">
      <style:table-column-properties style:column-width="3.3736in" style:rel-column-width="31926*"/>
    </style:style>
    <style:style style:name="awards.C" style:family="table-column">
      <style:table-column-properties style:column-width="2.6139in" style:rel-column-width="24737*"/>
    </style:style>
    <style:style style:name="awards.A1" style:family="table-cell">
      <style:table-cell-properties fo:padding="0in" fo:border="none"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9375in" style:rel-column-width="8872*"/>
    </style:style>
    <style:style style:name="Table2.B" style:family="table-column">
      <style:table-column-properties style:column-width="3.3736in" style:rel-column-width="31926*"/>
    </style:style>
    <style:style style:name="Table2.C" style:family="table-column">
      <style:table-column-properties style:column-width="2.6139in" style:rel-column-width="24737*"/>
    </style:style>
    <style:style style:name="Table2.A1" style:family="table-cell">
      <style:table-cell-properties fo:padding="0in" fo:border="none"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orizontal_20_Line">
      <style:text-properties style:font-name="Helvetica-Normal" fo:font-size="12pt" fo:font-weight="bold" style:font-size-asian="12pt" style:font-weight-asian="bold" style:font-size-complex="12pt" style:font-weight-complex="bold"/>
    </style:style>
    <style:style style:name="P3" style:family="paragraph" style:parent-style-name="Horizontal_20_Line">
      <style:text-properties style:font-name="Helvetica-Normal" fo:font-size="12pt" fo:font-weight="bold" officeooo:paragraph-rsid="001be98b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Helvetica-Normal" officeooo:rsid="00013bcf" officeooo:paragraph-rsid="00013bcf"/>
    </style:style>
    <style:style style:name="P5" style:family="paragraph" style:parent-style-name="Table_20_Contents">
      <style:paragraph-properties fo:text-align="start" style:justify-single-word="false"/>
      <style:text-properties style:font-name="Helvetica-Normal" officeooo:rsid="00013bcf" officeooo:paragraph-rsid="00013bcf"/>
    </style:style>
    <style:style style:name="P6" style:family="paragraph" style:parent-style-name="Table_20_Contents">
      <style:text-properties style:font-name="Helvetica-Normal" fo:font-size="12pt" officeooo:rsid="0005ba50" officeooo:paragraph-rsid="0005ba50" style:font-size-asian="12pt" style:font-size-complex="12pt"/>
    </style:style>
    <style:style style:name="P7" style:family="paragraph" style:parent-style-name="Table_20_Contents">
      <style:text-properties style:font-name="Helvetica-Normal" fo:font-size="12pt" officeooo:rsid="000bd690" officeooo:paragraph-rsid="000bd690" style:font-size-asian="12pt" style:font-size-complex="12pt"/>
    </style:style>
    <style:style style:name="P8" style:family="paragraph" style:parent-style-name="Table_20_Contents">
      <style:text-properties style:font-name="Helvetica-Normal" fo:font-size="12pt" officeooo:rsid="000d57e7" officeooo:paragraph-rsid="000d57e7" style:font-size-asian="12pt" style:font-size-complex="12pt"/>
    </style:style>
    <style:style style:name="P9" style:family="paragraph" style:parent-style-name="Table_20_Contents">
      <style:text-properties style:font-name="Helvetica-Normal" fo:font-size="12pt" officeooo:rsid="001bb55e" officeooo:paragraph-rsid="001bb55e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Helvetica-Normal" fo:font-size="12pt" fo:font-style="normal" officeooo:rsid="0005ba50" officeooo:paragraph-rsid="0005ba50" style:font-size-asian="12pt" style:font-style-asian="normal" style:font-size-complex="12pt" style:font-style-complex="normal"/>
    </style:style>
    <style:style style:name="P11" style:family="paragraph" style:parent-style-name="Table_20_Contents">
      <style:text-properties style:font-name="Helvetica-Normal" fo:font-size="6pt" officeooo:rsid="0005ba50" officeooo:paragraph-rsid="0005ba50" style:font-size-asian="6pt" style:font-size-complex="6pt"/>
    </style:style>
    <style:style style:name="P12" style:family="paragraph" style:parent-style-name="Table_20_Contents">
      <style:text-properties style:font-name="Helvetica-Normal" fo:font-size="6pt" officeooo:rsid="000d57e7" officeooo:paragraph-rsid="000d57e7" style:font-size-asian="6pt" style:font-size-complex="6pt"/>
    </style:style>
    <style:style style:name="P13" style:family="paragraph" style:parent-style-name="Table_20_Contents">
      <style:text-properties style:font-name="Helvetica-Normal" fo:font-size="6pt" officeooo:rsid="000bd690" officeooo:paragraph-rsid="000bd690" style:font-size-asian="6pt" style:font-size-complex="6pt"/>
    </style:style>
    <style:style style:name="P14" style:family="paragraph" style:parent-style-name="Table_20_Contents">
      <style:text-properties style:font-name="Helvetica-Normal" fo:font-size="6pt" fo:font-style="italic" officeooo:rsid="0005ba50" officeooo:paragraph-rsid="0005ba50" style:font-size-asian="6pt" style:font-style-asian="italic" style:font-size-complex="6pt" style:font-style-complex="italic"/>
    </style:style>
    <style:style style:name="P15" style:family="paragraph" style:parent-style-name="Table_20_Contents">
      <style:text-properties fo:font-size="6pt" officeooo:paragraph-rsid="0005ba50" style:font-size-asian="6pt" style:font-size-complex="6pt"/>
    </style:style>
    <style:style style:name="P16" style:family="paragraph" style:parent-style-name="Table_20_Contents">
      <style:text-properties fo:font-size="6pt" officeooo:paragraph-rsid="000bd690" style:font-size-asian="6pt" style:font-size-complex="6pt"/>
    </style:style>
    <style:style style:name="P17" style:family="paragraph" style:parent-style-name="Table_20_Contents">
      <style:text-properties officeooo:paragraph-rsid="000bd690"/>
    </style:style>
    <style:style style:name="P18" style:family="paragraph" style:parent-style-name="Text_20_body">
      <style:text-properties style:font-name="Helvetica-Normal" fo:font-size="12pt" fo:font-weight="normal" officeooo:rsid="0004b4e2" officeooo:paragraph-rsid="0004b4e2" style:font-size-asian="12pt" style:font-weight-asian="normal" style:font-size-complex="12pt" style:font-weight-complex="normal"/>
    </style:style>
    <style:style style:name="P19" style:family="paragraph" style:parent-style-name="Text_20_body">
      <style:text-properties style:font-name="Helvetica-Normal" fo:font-size="12pt" fo:font-weight="normal" officeooo:rsid="00072d45" officeooo:paragraph-rsid="00072d45" style:font-size-asian="12pt" style:font-weight-asian="normal" style:font-size-complex="12pt" style:font-weight-complex="normal"/>
    </style:style>
    <style:style style:name="P20" style:family="paragraph" style:parent-style-name="Text_20_body">
      <style:text-properties style:font-name="Helvetica-Normal" fo:font-size="12pt" fo:font-weight="normal" officeooo:rsid="000a4a6b" officeooo:paragraph-rsid="000a4a6b" style:font-size-asian="12pt" style:font-weight-asian="normal" style:font-size-complex="12pt" style:font-weight-complex="normal"/>
    </style:style>
    <style:style style:name="P21" style:family="paragraph" style:parent-style-name="Text_20_body">
      <style:text-properties style:font-name="Helvetica-Normal" fo:font-size="12pt" fo:font-weight="normal" officeooo:rsid="000af985" officeooo:paragraph-rsid="000af985" style:font-size-asian="12pt" style:font-weight-asian="normal" style:font-size-complex="12pt" style:font-weight-complex="normal"/>
    </style:style>
    <style:style style:name="P22" style:family="paragraph" style:parent-style-name="Text_20_body">
      <style:text-properties officeooo:paragraph-rsid="00072d45"/>
    </style:style>
    <style:style style:name="P23" style:family="paragraph" style:parent-style-name="Text_20_body">
      <style:text-properties officeooo:paragraph-rsid="000a4a6b"/>
    </style:style>
    <style:style style:name="P24" style:family="paragraph" style:parent-style-name="Text_20_body">
      <style:text-properties officeooo:paragraph-rsid="0018c300"/>
    </style:style>
    <style:style style:name="P25" style:family="paragraph" style:parent-style-name="Text_20_body">
      <style:paragraph-properties fo:margin-top="0in" fo:margin-bottom="0in" style:contextual-spacing="false" fo:line-height="100%"/>
      <style:text-properties style:font-name="Helvetica-Normal" fo:font-size="12pt" fo:font-weight="bold" style:font-size-asian="12pt" style:font-weight-asian="bold" style:font-size-complex="12pt" style:font-weight-complex="bold"/>
    </style:style>
    <style:style style:name="P26" style:family="paragraph" style:parent-style-name="Text_20_body">
      <style:paragraph-properties fo:margin-top="0in" fo:margin-bottom="0in" style:contextual-spacing="false" fo:line-height="100%"/>
      <style:text-properties style:font-name="Helvetica-Normal" fo:font-size="12pt" fo:font-weight="bold" officeooo:rsid="001be98b" officeooo:paragraph-rsid="001be98b" style:font-size-asian="12pt" style:font-weight-asian="bold" style:font-size-complex="12pt" style:font-weight-complex="bold"/>
    </style:style>
    <style:style style:name="P27" style:family="paragraph" style:parent-style-name="Standard">
      <style:paragraph-properties fo:line-height="150%" fo:text-align="center" style:justify-single-word="false"/>
      <style:text-properties style:font-name="Helvetica-Normal" fo:font-size="18pt" fo:font-weight="bold" officeooo:rsid="00013bcf" officeooo:paragraph-rsid="00013bcf" style:font-size-asian="18pt" style:font-weight-asian="bold" style:font-size-complex="18pt" style:font-weight-complex="bold"/>
    </style:style>
    <style:style style:name="P28" style:family="paragraph" style:parent-style-name="Text_20_body">
      <style:text-properties style:font-name="Helvetica-Normal" fo:font-size="12pt" fo:font-weight="normal" officeooo:rsid="001bf506" officeooo:paragraph-rsid="001bf506" style:font-size-asian="12pt" style:font-weight-asian="normal" style:font-size-complex="12pt" style:font-weight-complex="normal"/>
    </style:style>
    <style:style style:name="P29" style:family="paragraph" style:parent-style-name="Text_20_body">
      <style:text-properties style:font-name="Helvetica-Normal" fo:font-size="12pt" fo:font-style="italic" fo:font-weight="normal" officeooo:rsid="001969ae" officeooo:paragraph-rsid="0018c300" style:font-size-asian="12pt" style:font-style-asian="italic" style:font-weight-asian="normal" style:font-size-complex="12pt" style:font-style-complex="italic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Helvetica-Normal" officeooo:rsid="00013bcf" officeooo:paragraph-rsid="00013bcf"/>
    </style:style>
    <style:style style:name="P31" style:family="paragraph" style:parent-style-name="Table_20_Contents">
      <style:text-properties style:font-name="Helvetica-Normal" fo:font-size="12pt" officeooo:rsid="0005ba50" officeooo:paragraph-rsid="0005ba50" style:font-size-asian="12pt" style:font-size-complex="12pt"/>
    </style:style>
    <style:style style:name="P32" style:family="paragraph" style:parent-style-name="Table_20_Contents">
      <style:text-properties style:font-name="Helvetica-Normal" fo:font-size="12pt" officeooo:rsid="000d57e7" officeooo:paragraph-rsid="000d57e7" style:font-size-asian="12pt" style:font-size-complex="12pt"/>
    </style:style>
    <style:style style:name="P33" style:family="paragraph" style:parent-style-name="Table_20_Contents">
      <style:text-properties style:font-name="Helvetica-Normal" fo:font-size="12pt" officeooo:rsid="000bd690" officeooo:paragraph-rsid="000bd690" style:font-size-asian="12pt" style:font-size-complex="12pt"/>
    </style:style>
    <style:style style:name="P34" style:family="paragraph" style:parent-style-name="Table_20_Contents">
      <style:text-properties style:font-name="Helvetica-Normal" fo:font-size="8pt" officeooo:rsid="001ef588" officeooo:paragraph-rsid="001ef588" style:font-size-asian="7pt" style:font-size-complex="8pt"/>
    </style:style>
    <style:style style:name="P35" style:family="paragraph" style:parent-style-name="Table_20_Contents">
      <style:text-properties officeooo:paragraph-rsid="001ef588"/>
    </style:style>
    <style:style style:name="P36" style:family="paragraph" style:parent-style-name="Table_20_Contents">
      <style:text-properties style:font-name="Helvetica-Normal" fo:font-size="8pt" officeooo:rsid="001ef588" officeooo:paragraph-rsid="001ef588" style:font-size-asian="7pt" style:font-size-complex="8pt"/>
    </style:style>
    <style:style style:name="P37" style:family="paragraph" style:parent-style-name="Table_20_Contents">
      <style:text-properties officeooo:paragraph-rsid="00208600"/>
    </style:style>
    <style:style style:name="T1" style:family="text">
      <style:text-properties officeooo:rsid="000bd690"/>
    </style:style>
    <style:style style:name="T2" style:family="text">
      <style:text-properties style:font-name="Helvetica-Normal" fo:font-size="12pt" officeooo:rsid="000bd690" style:font-size-asian="12pt" style:font-size-complex="12pt"/>
    </style:style>
    <style:style style:name="T3" style:family="text">
      <style:text-properties style:font-name="Helvetica-Normal" fo:font-size="12pt" officeooo:rsid="000d57e7" style:font-size-asian="12pt" style:font-size-complex="12pt"/>
    </style:style>
    <style:style style:name="T4" style:family="text">
      <style:text-properties style:font-name="Helvetica-Normal" fo:font-size="12pt" fo:font-weight="normal" officeooo:rsid="000a4a6b" style:font-size-asian="12pt" style:font-weight-asian="normal" style:font-size-complex="12pt" style:font-weight-complex="normal"/>
    </style:style>
    <style:style style:name="T5" style:family="text">
      <style:text-properties style:font-name="Helvetica-Normal" fo:font-size="12pt" fo:font-weight="normal" officeooo:rsid="00072d45" style:font-size-asian="12pt" style:font-weight-asian="normal" style:font-size-complex="12pt" style:font-weight-complex="normal"/>
    </style:style>
    <style:style style:name="T6" style:family="text">
      <style:text-properties style:font-name="Helvetica-Normal" fo:font-size="12pt" fo:font-weight="normal" officeooo:rsid="00086f3e" style:font-size-asian="12pt" style:font-weight-asian="normal" style:font-size-complex="12pt" style:font-weight-complex="normal"/>
    </style:style>
    <style:style style:name="T7" style:family="text">
      <style:text-properties style:font-name="Helvetica-Normal" fo:font-size="12pt" fo:font-weight="bold" officeooo:rsid="00072d45" style:font-size-asian="12pt" style:font-weight-asian="bold" style:font-size-complex="12pt" style:font-weight-complex="bold"/>
    </style:style>
    <style:style style:name="T8" style:family="text">
      <style:text-properties style:font-name="Helvetica-Normal" fo:font-size="12pt" fo:font-weight="bold" officeooo:rsid="00086f3e" style:font-size-asian="12pt" style:font-weight-asian="bold" style:font-size-complex="12pt" style:font-weight-complex="bold"/>
    </style:style>
    <style:style style:name="T9" style:family="text">
      <style:text-properties style:font-name="Helvetica-Normal" fo:font-size="12pt" fo:font-weight="bold" officeooo:rsid="000a4a6b" style:font-size-asian="12pt" style:font-weight-asian="bold" style:font-size-complex="12pt" style:font-weight-complex="bold"/>
    </style:style>
    <style:style style:name="T10" style:family="text">
      <style:text-properties style:font-name="Helvetica-Normal" fo:font-size="12pt" fo:font-style="italic" fo:font-weight="normal" officeooo:rsid="000d57e7" style:font-size-asian="12pt" style:font-style-asian="italic" style:font-weight-asian="normal" style:font-size-complex="12pt" style:font-style-complex="italic" style:font-weight-complex="normal"/>
    </style:style>
    <style:style style:name="T11" style:family="text">
      <style:text-properties style:font-name="Helvetica-Normal" fo:font-size="12pt" fo:font-style="italic" fo:font-weight="normal" officeooo:rsid="000ef118" style:font-size-asian="12pt" style:font-style-asian="italic" style:font-weight-asian="normal" style:font-size-complex="12pt" style:font-style-complex="italic" style:font-weight-complex="normal"/>
    </style:style>
    <style:style style:name="T12" style:family="text">
      <style:text-properties style:font-name="Helvetica-Normal" fo:font-size="12pt" fo:font-style="italic" fo:font-weight="normal" officeooo:rsid="000ef6d4" style:font-size-asian="12pt" style:font-style-asian="italic" style:font-weight-asian="normal" style:font-size-complex="12pt" style:font-style-complex="italic" style:font-weight-complex="normal"/>
    </style:style>
    <style:style style:name="T13" style:family="text">
      <style:text-properties style:font-name="Helvetica-Normal" fo:font-size="12pt" fo:font-style="italic" fo:font-weight="normal" officeooo:rsid="0011cf6f" style:font-size-asian="12pt" style:font-style-asian="italic" style:font-weight-asian="normal" style:font-size-complex="12pt" style:font-style-complex="italic" style:font-weight-complex="normal"/>
    </style:style>
    <style:style style:name="T14" style:family="text">
      <style:text-properties style:font-name="Helvetica-Normal" fo:font-size="12pt" fo:font-style="italic" fo:font-weight="normal" officeooo:rsid="001969ae" style:font-size-asian="12pt" style:font-style-asian="italic" style:font-weight-asian="normal" style:font-size-complex="12pt" style:font-style-complex="italic" style:font-weight-complex="normal"/>
    </style:style>
    <style:style style:name="T15" style:family="text">
      <style:text-properties style:font-name="Helvetica-Normal" fo:font-size="12pt" fo:font-style="italic" fo:font-weight="normal" officeooo:rsid="001be98b" style:font-size-asian="12pt" style:font-style-asian="italic" style:font-weight-asian="normal" style:font-size-complex="12pt" style:font-style-complex="italic" style:font-weight-complex="normal"/>
    </style:style>
    <style:style style:name="T16" style:family="text">
      <style:text-properties style:font-name="Helvetica-Normal" fo:font-size="12pt" fo:font-style="italic" fo:font-weight="normal" officeooo:rsid="00225eb4" style:font-size-asian="12pt" style:font-style-asian="italic" style:font-weight-asian="normal" style:font-size-complex="12pt" style:font-style-complex="italic" style:font-weight-complex="normal"/>
    </style:style>
    <style:style style:name="T17" style:family="text">
      <style:text-properties style:font-name="Helvetica-Normal" fo:font-size="12pt" fo:font-style="italic" style:text-underline-style="none" fo:font-weight="normal" officeooo:rsid="0012404a" style:font-size-asian="12pt" style:font-style-asian="italic" style:font-weight-asian="normal" style:font-size-complex="12pt" style:font-style-complex="italic" style:font-weight-complex="normal"/>
    </style:style>
    <style:style style:name="T18" style:family="text">
      <style:text-properties style:font-name="Helvetica-Normal" fo:font-size="12pt" fo:font-style="italic" style:text-underline-style="none" fo:font-weight="normal" officeooo:rsid="001422c2" style:font-size-asian="12pt" style:font-style-asian="italic" style:font-weight-asian="normal" style:font-size-complex="12pt" style:font-style-complex="italic" style:font-weight-complex="normal"/>
    </style:style>
    <style:style style:name="T19" style:family="text">
      <style:text-properties style:font-name="Helvetica-Normal" fo:font-size="12pt" fo:font-style="italic" style:text-underline-style="none" fo:font-weight="normal" officeooo:rsid="00159504" style:font-size-asian="12pt" style:font-style-asian="italic" style:font-weight-asian="normal" style:font-size-complex="12pt" style:font-style-complex="italic" style:font-weight-complex="normal"/>
    </style:style>
    <style:style style:name="T20" style:family="text">
      <style:text-properties style:font-name="Helvetica-Normal" fo:font-size="12pt" fo:font-style="normal" fo:font-weight="bold" officeooo:rsid="0018c300" style:font-size-asian="12pt" style:font-style-asian="normal" style:font-weight-asian="bold" style:font-size-complex="12pt" style:font-style-complex="normal" style:font-weight-complex="bold"/>
    </style:style>
    <style:style style:name="T21" style:family="text">
      <style:text-properties style:font-name="Helvetica-Normal" fo:font-size="12pt" fo:font-style="normal" fo:font-weight="normal" officeooo:rsid="0018c300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Helvetica-Normal" fo:font-size="12pt" fo:font-style="normal" fo:font-weight="normal" officeooo:rsid="001969ae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Helvetica-Normal" fo:font-size="8pt" officeooo:rsid="001ef588" style:font-size-asian="7pt" style:font-size-complex="8pt"/>
    </style:style>
    <style:style style:name="T24" style:family="text">
      <style:text-properties style:font-name="Helvetica-Normal" fo:font-size="8pt" officeooo:rsid="00208600" style:font-size-asian="7pt" style:font-size-complex="8pt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officeooo:rsid="00169bda" style:font-style-asian="italic" style:font-style-complex="italic"/>
    </style:style>
    <style:style style:name="T27" style:family="text">
      <style:text-properties fo:font-style="italic" officeooo:rsid="0016be3c" style:font-style-asian="italic" style:font-style-complex="italic"/>
    </style:style>
    <style:style style:name="T28" style:family="text">
      <style:text-properties fo:font-style="italic" officeooo:rsid="00170765" style:font-style-asian="italic" style:font-style-complex="italic"/>
    </style:style>
    <style:style style:name="T29" style:family="text">
      <style:text-properties fo:font-style="italic" officeooo:rsid="0017910c" style:font-style-asian="italic" style:font-style-complex="italic"/>
    </style:style>
    <style:style style:name="T30" style:family="text">
      <style:text-properties fo:font-style="italic" officeooo:rsid="0018c300" style:font-style-asian="italic" style:font-style-complex="italic"/>
    </style:style>
    <style:style style:name="T31" style:family="text">
      <style:text-properties fo:font-style="italic" officeooo:rsid="001ef588" style:font-style-asian="italic" style:font-style-complex="italic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officeooo:rsid="0007fa26"/>
    </style:style>
    <style:style style:name="T34" style:family="text">
      <style:text-properties style:text-position="super 58%"/>
    </style:style>
    <style:style style:name="T35" style:family="text">
      <style:text-properties officeooo:rsid="001be98b"/>
    </style:style>
    <style:style style:name="T36" style:family="text">
      <style:text-properties officeooo:rsid="001ef588"/>
    </style:style>
    <style:style style:name="T37" style:family="text">
      <style:text-properties officeooo:rsid="002086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RYAN HAUSE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Department of Computer Science and Engineering</text:p>
            <text:p text:style-name="P5">University of California, Santa Cruz</text:p>
            <text:p text:style-name="P5">1156 High Street</text:p>
            <text:p text:style-name="P5">Santa Cruz, CA 95064</text:p>
          </table:table-cell>
          <table:table-cell table:style-name="Table1.A1" office:value-type="string">
            <text:p text:style-name="P5">US Citizen</text:p>
            <text:p text:style-name="P5">rhausen@ucsc.edu</text:p>
            <text:p text:style-name="P5">ryanhausen.github.io</text:p>
            <text:p text:style-name="P5">951.204.5656</text:p>
          </table:table-cell>
        </table:table-row>
      </table:table>
      <text:p text:style-name="P4"/>
      <text:p text:style-name="P2">RESEARCH INTERESTS</text:p>
      <text:p text:style-name="P28">Computer vision and deep learning algorithms for image analysis, especially within the domain of astronomical imaging. Software techniques and tools for large scale image analysis.</text:p>
      <text:p text:style-name="P18"/>
      <text:p text:style-name="P2">EDUCATION</text:p>
      <table:table table:name="education" table:style-name="education">
        <table:table-column table:style-name="education.A"/>
        <table:table-column table:style-name="education.B"/>
        <table:table-column table:style-name="education.C"/>
        <table:table-row>
          <table:table-cell table:style-name="education.A1" office:value-type="string">
            <text:p text:style-name="P10"><text:span text:style-name="T36">2015</text:span>-<text:span text:style-name="T36">Pres.</text:span></text:p>
          </table:table-cell>
          <table:table-cell table:style-name="education.A1" office:value-type="string">
            <text:p text:style-name="P6">University of California, Santa Cruz</text:p>
          </table:table-cell>
          <table:table-cell table:style-name="education.A1" office:value-type="string">
            <text:p text:style-name="P6">Ph.D., Computer Science</text:p>
            <text:p text:style-name="P6"><text:span text:style-name="T25">Advisor – Brant Robertson</text:span> </text:p>
          </table:table-cell>
        </table:table-row>
        <table:table-row>
          <table:table-cell table:style-name="education.A1" office:value-type="string">
            <text:p text:style-name="P14"/>
          </table:table-cell>
          <table:table-cell table:style-name="education.A1" office:value-type="string">
            <text:p text:style-name="P11"/>
          </table:table-cell>
          <table:table-cell table:style-name="education.A1" office:value-type="string">
            <text:p text:style-name="P11"/>
          </table:table-cell>
        </table:table-row>
        <table:table-row>
          <table:table-cell table:style-name="education.A1" office:value-type="string">
            <text:p text:style-name="P6">2019</text:p>
          </table:table-cell>
          <table:table-cell table:style-name="education.A1" office:value-type="string">
            <text:p text:style-name="P6">University of California, Santa Cruz</text:p>
          </table:table-cell>
          <table:table-cell table:style-name="education.A1" office:value-type="string">
            <text:p text:style-name="P6">M.S., Computer Science</text:p>
          </table:table-cell>
        </table:table-row>
        <table:table-row table:style-name="education.4">
          <table:table-cell table:style-name="education.A1" office:value-type="string">
            <text:p text:style-name="P11"/>
          </table:table-cell>
          <table:table-cell table:style-name="education.A1" office:value-type="string">
            <text:p text:style-name="P11"/>
          </table:table-cell>
          <table:table-cell table:style-name="education.A1" office:value-type="string">
            <text:p text:style-name="P15"/>
          </table:table-cell>
        </table:table-row>
        <table:table-row>
          <table:table-cell table:style-name="education.A1" office:value-type="string">
            <text:p text:style-name="P6">2014</text:p>
          </table:table-cell>
          <table:table-cell table:style-name="education.A1" office:value-type="string">
            <text:p text:style-name="P6">Azusa Pacific University</text:p>
          </table:table-cell>
          <table:table-cell table:style-name="education.A1" office:value-type="string">
            <text:p text:style-name="P6">B.A., Computer Information Systems</text:p>
          </table:table-cell>
        </table:table-row>
      </table:table>
      <text:p text:style-name="P25"/>
      <text:p text:style-name="P25"/>
      <text:p text:style-name="P2">AWARDS</text:p>
      <table:table table:name="awards" table:style-name="awards">
        <table:table-column table:style-name="awards.A"/>
        <table:table-column table:style-name="awards.B"/>
        <table:table-column table:style-name="awards.C"/>
        <table:table-row>
          <table:table-cell table:style-name="awards.A1" office:value-type="string">
            <text:p text:style-name="P9">2015-<text:span text:style-name="T36">2020</text:span></text:p>
          </table:table-cell>
          <table:table-cell table:style-name="awards.A1" office:value-type="string">
            <text:p text:style-name="P9">Cota-Robles Fellowship</text:p>
          </table:table-cell>
          <table:table-cell table:style-name="awards.A1" office:value-type="string">
            <text:p text:style-name="P9">University of California, Santa Cruz</text:p>
          </table:table-cell>
        </table:table-row>
        <table:table-row>
          <table:table-cell table:style-name="awards.A1" office:value-type="string">
            <text:p text:style-name="P9">2013</text:p>
          </table:table-cell>
          <table:table-cell table:style-name="awards.A1" office:value-type="string">
            <text:p text:style-name="P9">Dean’s List</text:p>
          </table:table-cell>
          <table:table-cell table:style-name="awards.A1" office:value-type="string">
            <text:p text:style-name="P9">Azusa Pacific University</text:p>
          </table:table-cell>
        </table:table-row>
        <table:table-row>
          <table:table-cell table:style-name="awards.A1" office:value-type="string">
            <text:p text:style-name="P9">2012</text:p>
          </table:table-cell>
          <table:table-cell table:style-name="awards.A1" office:value-type="string">
            <text:p text:style-name="P9">Dean’s List</text:p>
          </table:table-cell>
          <table:table-cell table:style-name="awards.A1" office:value-type="string">
            <text:p text:style-name="P9">Azusa Pacific University</text:p>
          </table:table-cell>
        </table:table-row>
      </table:table>
      <text:p text:style-name="P25"/>
      <text:p text:style-name="P26"/>
      <text:p text:style-name="P2">ANNOTATED PUBLICATIONS</text:p>
      <text:p text:style-name="P22"><text:span text:style-name="T7">Hausen, R.</text:span><text:span text:style-name="T5"> and Robertson, B. E., “Morpheus: A Deep Learning Framework for the Pixel-level Analysis of Astronomical Image Data”, The Astrophysical Journal Supplement Series, vol. 248, no. 1, pp. 1-37, 2020. </text:span><text:span text:style-name="T10">Introduces pixel-level morphology as an astronomical source analysis paradigm. </text:span><text:span text:style-name="T12">Releases</text:span><text:span text:style-name="T11"> a state-of-the-art deep learning model for pixel-level morphological classification</text:span><text:span text:style-name="T12">. Releases pixel-level morphological catalog </text:span><text:span text:style-name="T16">f</text:span><text:span text:style-name="T12">or astronomical images consisting of more than 2,000,000,000 pixels.</text:span></text:p>
      <text:p text:style-name="P23"><text:span text:style-name="T6">Neller, T. W., Keeley, S., Guerzhoy, M., Hoenig, W., Li, J., Koenig, S., </text:span><text:span text:style-name="T8">Hausen, R.</text:span><text:span text:style-name="T6">, … &amp; Resnick, C., “Model AI Assignments 2020”, AAAI 2020. pp. 1-3, 2020. </text:span><text:span text:style-name="T13">Releases a version of the game Connect 4 with a graphical interface, where students implement adversarial agents and can play the game against their implemented agents.</text:span></text:p>
      <text:p text:style-name="P19"><text:soft-page-break/>Robertson, B. E., Banjeri, M., Brough, S., Davies, R. L., Ferguson, H. C., <text:span text:style-name="T32">Hausen, R.</text:span>, … &amp; Wechsler, R. H., “Galaxy Formation and evolution science in the era of the Large Synoptic Survey Telescope”, Nature Reviews Physics, vol. 1, no. 7, <text:span text:style-name="T33">pp. 450-462, 2019. </text:span><text:span text:style-name="T26">The Vera Rubin Observatory (formerly LSST) w</text:span><text:span text:style-name="T27">ill revolutionize </text:span><text:span text:style-name="T28">observational astronomy </text:span><text:span text:style-name="T29">by providing the deepest wide-angle view of the Universe to date. Explores research efforts to prepare </text:span><text:span text:style-name="T31">for </text:span><text:span text:style-name="T29">the data from Vera Rubin Observatory data.</text:span></text:p>
      <text:p text:style-name="P23"><text:span text:style-name="T4">Norouzi, N. and </text:span><text:span text:style-name="T9">Hausen, R.</text:span><text:span text:style-name="T4">, “Quantitative Evaluation of Student Engagement in a Large-Scale Introduction to Programming Course using a Cloud-based Automatic Grading System”, 2018 IEEE Frontiers in Education Conference, pp. 1-5, 2018. </text:span><text:span text:style-name="T17">Quantitatively evaluated the efficacy of online automated grading systems for student success. </text:span><text:span text:style-name="T18">Results demonstrate </text:span><text:span text:style-name="T17">that such systems can improve overall student </text:span><text:span text:style-name="T18">success and, in particular, female students </text:span><text:span text:style-name="T19">and</text:span><text:span text:style-name="T18"> non-major students.</text:span></text:p>
      <text:p text:style-name="P20"><text:span text:style-name="T32">Hausen, R.</text:span>, Tang, B., Sambasivan, S., and Lin, S., “Maximizing Data Preservation Time in Linear Sensor Networks”, 2014 IEEE 11<text:span text:style-name="T34">th</text:span> International Conference on Mobile Ad Hoc and Sensor Systems, pp. 513-514, 2014. <text:span text:style-name="T30">Introduces the data preservation problem for sensor nodes without a base station and presents an optimal and efficient algorithm for linear sensor networks.</text:span></text:p>
      <text:p text:style-name="P24"><text:span text:style-name="T20">Hausen, R.</text:span><text:span text:style-name="T21">, Sambasivam, S., Lin, S., “Health Journal Web Service Using Cloud Computing”, International Conference on Frontiers in Education: Computer Science and Computer Engineering, </text:span><text:span text:style-name="T22">pp. 1-3, 2014. </text:span><text:span text:style-name="T14">Introduces an architecture for </text:span><text:span text:style-name="T15">a </text:span><text:span text:style-name="T14">modular, extendable, and scalable health journal service using RESTful architecture.</text:span></text:p>
      <text:p text:style-name="P29"/>
      <text:p text:style-name="P3">EMPLOYMENT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8">201<text:span text:style-name="T35">6-Pres.</text:span></text:p>
          </table:table-cell>
          <table:table-cell table:style-name="Table2.A1" office:value-type="string">
            <text:p text:style-name="P8">Graduate Student Research <text:span text:style-name="T35">Assistant</text:span></text:p>
          </table:table-cell>
          <table:table-cell table:style-name="Table2.A1" office:value-type="string">
            <text:p text:style-name="P8">University of California, Santa Cruz</text:p>
          </table:table-cell>
        </table:table-row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34">Developing novel computer vision techniques to meet the unique</text:p>
            <text:p text:style-name="P34">complexities in astronomical imaging <text:span text:style-name="T37">data</text:span>.</text:p>
          </table:table-cell>
          <table:table-cell table:style-name="Table2.A1" office:value-type="string">
            <text:p text:style-name="P8"/>
          </table:table-cell>
        </table:table-row>
        <table:table-row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</table:table-row>
        <table:table-row>
          <table:table-cell table:style-name="Table2.A1" office:value-type="string">
            <text:p text:style-name="P7">2018</text:p>
          </table:table-cell>
          <table:table-cell table:style-name="Table2.A1" office:value-type="string">
            <text:p text:style-name="P7">Teaching Assistant, Artificial Intelligence</text:p>
          </table:table-cell>
          <table:table-cell table:style-name="Table2.A1" office:value-type="string">
            <text:p text:style-name="P7">University of California, Santa Cruz</text:p>
          </table:table-cell>
        </table:table-row>
        <table:table-row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35"><text:span text:style-name="T23">Wrote assignments and lectured on advanced topics in artificial intelligence. Neller et al. 2020 was a product of this assistantship.</text:span></text:p>
          </table:table-cell>
          <table:table-cell table:style-name="Table2.A1" office:value-type="string">
            <text:p text:style-name="P7"/>
          </table:table-cell>
        </table:table-row>
        <table:table-row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>
          <table:table-cell table:style-name="Table2.A1" office:value-type="string">
            <text:p text:style-name="P7">2017-2018</text:p>
          </table:table-cell>
          <table:table-cell table:style-name="Table2.A1" office:value-type="string">
            <text:p text:style-name="P17"><text:span text:style-name="T2">Teaching Assistant, </text:span><text:span text:style-name="T3">Intermed.</text:span><text:span text:style-name="T2"> Programming</text:span></text:p>
          </table:table-cell>
          <table:table-cell table:style-name="Table2.A1" office:value-type="string">
            <text:p text:style-name="P7">University of California, Santa Cruz</text:p>
          </table:table-cell>
        </table:table-row>
        <table:table-row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34">Graded assignments, led sections, and lectured on programming. Norouzi and Hausen 2018, was a product of this assistantship.</text:p>
          </table:table-cell>
          <table:table-cell table:style-name="Table2.A1" office:value-type="string">
            <text:p text:style-name="P7"/>
          </table:table-cell>
        </table:table-row>
        <table:table-row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3"/>
          </table:table-cell>
        </table:table-row>
        <table:table-row>
          <table:table-cell table:style-name="Table2.A1" office:value-type="string">
            <text:p text:style-name="P8">2013-2015</text:p>
          </table:table-cell>
          <table:table-cell table:style-name="Table2.A1" office:value-type="string">
            <text:p text:style-name="P8">Software Engineer</text:p>
          </table:table-cell>
          <table:table-cell table:style-name="Table2.A1" office:value-type="string">
            <text:p text:style-name="P8">Power Settlements</text:p>
          </table:table-cell>
        </table:table-row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37"><text:span text:style-name="T24">Developed real-time 24-hour software for power companies. Mentored junior engineers and interns.</text:span></text:p>
          </table:table-cell>
          <table:table-cell table:style-name="Table2.A1" office:value-type="string">
            <text:p text:style-name="P8"/>
          </table:table-cell>
        </table:table-row>
        <table:table-row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</table:table-row>
        <table:table-row>
          <table:table-cell table:style-name="Table2.A1" office:value-type="string">
            <text:p text:style-name="P8">2012-2013</text:p>
          </table:table-cell>
          <table:table-cell table:style-name="Table2.A1" office:value-type="string">
            <text:p text:style-name="P8">Research Assistant</text:p>
          </table:table-cell>
          <table:table-cell table:style-name="Table2.A1" office:value-type="string">
            <text:p text:style-name="P8">Azusa Pacific University</text:p>
          </table:table-cell>
        </table:table-row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37"><text:span text:style-name="T24">Researched data preservation methods in sensor node networks for which there is not a nearby base station.</text:span></text:p>
          </table:table-cell>
          <table:table-cell table:style-name="Table2.A1" office:value-type="string">
            <text:p text:style-name="P8"/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Helvetica-Normal" svg:font-family="Helvetica-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102in 0.0102in" fo:padding="0in" fo:border-left="none" fo:border-right="none" fo:border-top="none" fo:border-bottom="1.5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0bd69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span text:style-name="MT1">2</text:span></text:p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9-08T11:09:02.437163496</meta:creation-date>
    <dc:date>2020-09-11T00:13:42.044517628</dc:date>
    <meta:editing-duration>PT45M33S</meta:editing-duration>
    <meta:editing-cycles>5</meta:editing-cycles>
    <meta:generator>LibreOffice/7.0.1.2$Linux_X86_64 LibreOffice_project/7cbcfc562f6eb6708b5ff7d7397325de9e764452</meta:generator>
    <meta:document-statistic meta:table-count="4" meta:image-count="0" meta:object-count="0" meta:page-count="2" meta:paragraph-count="62" meta:word-count="583" meta:character-count="4159" meta:non-whitespace-character-count="3636"/>
  </office:meta>
</office:document-meta>
</file>